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1" fo:font-size="18pt" style:font-size-asian="18pt" style:font-size-complex="18pt"/>
    </style:style>
    <style:style style:name="P2" style:family="paragraph" style:parent-style-name="Heading_20_2">
      <style:paragraph-properties fo:text-align="start"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text-properties style:font-name="Times New Roman" style:font-name-asian="Times New Roman" style:font-name-complex="Times New Roman"/>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Heading_20_1">
      <style:paragraph-properties fo:text-align="start" style:justify-single-word="false"/>
    </style:style>
    <style:style style:name="P10" style:family="paragraph" style:parent-style-name="Standard" style:master-page-name="Right_20_Page">
      <style:paragraph-properties style:page-number="auto"/>
      <style:text-properties style:font-name="Arial1" fo:font-size="18pt" style:font-size-asian="18pt" style:font-size-complex="18pt"/>
    </style:style>
    <style:style style:name="P11" style:family="paragraph" style:parent-style-name="Heading_20_1" style:master-page-name="Right_20_Page">
      <style:paragraph-properties style:page-number="auto"/>
    </style:style>
    <style:style style:name="P12" style:family="paragraph" style:parent-style-name="Text_20_body" style:master-page-name="Right_20_Page">
      <style:paragraph-properties style:page-number="auto"/>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paragraph-properties fo:text-align="start" style:justify-single-word="false"/>
    </style:style>
    <style:style style:name="P17" style:family="paragraph" style:parent-style-name="Text_20_body" style:list-style-name="L1">
      <style:paragraph-properties fo:margin-top="0in" fo:margin-bottom="0in"/>
    </style:style>
    <style:style style:name="P18" style:family="paragraph" style:parent-style-name="Heading_20_2">
      <style:paragraph-properties fo:text-align="start" style:justify-single-word="false"/>
    </style:style>
    <style:style style:name="T1" style:family="text">
      <style:text-properties style:font-name="Times New Roman" style:font-name-asian="Times New Roman" style:font-name-complex="Times New Roma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DO Hippo CMS Docathon October 2008</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Design<text:tab/>3</text:p>
          <text:p text:style-name="P6">1.1Icons<text:tab/>3</text:p>
          <text:p text:style-name="P6">1.2Maven-skin<text:tab/>3</text:p>
          <text:p text:style-name="P6">1.3Diagram<text:tab/>3</text:p>
          <text:p text:style-name="P5">2About Hippo ECM<text:tab/>5</text:p>
          <text:p text:style-name="P6">2.1What is Hippo ECM?<text:tab/>5</text:p>
          <text:p text:style-name="P6">2.2Use cases<text:tab/>5</text:p>
          <text:p text:style-name="P6">2.3Features<text:tab/>5</text:p>
          <text:p text:style-name="P6">2.4Architecture<text:tab/>5</text:p>
          <text:p text:style-name="P6">2.5Term Index<text:tab/>5</text:p>
          <text:p text:style-name="P5">3About Hippo CMS<text:tab/>7</text:p>
          <text:p text:style-name="P6">3.1What is Hippo CMS?<text:tab/>7</text:p>
          <text:p text:style-name="P6">3.2Use Cases<text:tab/>7</text:p>
          <text:p text:style-name="P6">3.3Features<text:tab/>7</text:p>
          <text:p text:style-name="P6">3.4Architecture<text:tab/>7</text:p>
          <text:p text:style-name="P6">3.5Term Index<text:tab/>7</text:p>
          <text:p text:style-name="P5">4Support<text:tab/>9</text:p>
          <text:p text:style-name="P6">4.1Contributing<text:tab/>9</text:p>
          <text:p text:style-name="P5">5Quickstart Steps (CMS)<text:tab/>11</text:p>
          <text:p text:style-name="P6">5.1Your own Quickstart<text:tab/>11</text:p>
          <text:p text:style-name="P5">6Delve into overview (CMS)<text:tab/>13</text:p>
          <text:p text:style-name="P5">7User Guide (CMS)<text:tab/>15</text:p>
          <text:p text:style-name="P6">7.1For Authors <text:tab/>15</text:p>
          <text:p text:style-name="P7">7.1.1Tour<text:tab/>15</text:p>
          <text:p text:style-name="P7">7.1.2Howto<text:tab/>15</text:p>
          <text:p text:style-name="P7">7.1.3Dictionary<text:tab/>15</text:p>
          <text:p text:style-name="P6">7.2For Editors<text:tab/>15</text:p>
          <text:p text:style-name="P7">7.2.1Tour<text:tab/>15</text:p>
          <text:p text:style-name="P7">7.2.2Howto<text:tab/>15</text:p>
          <text:p text:style-name="P7">7.2.3Dictionary<text:tab/>17</text:p>
          <text:p text:style-name="P6">7.3For Structurizers<text:tab/>17</text:p>
          <text:p text:style-name="P7">7.3.1Tour<text:tab/>17</text:p>
          <text:p text:style-name="P7">7.3.2Howto<text:tab/>17</text:p>
          <text:p text:style-name="P7">7.3.3Dictionary<text:tab/>17</text:p>
          <text:p text:style-name="P5">8Admin guide (CMS)<text:tab/>19</text:p>
          <text:p text:style-name="P6">8.1Requirements<text:tab/>19</text:p>
          <text:p text:style-name="P6">8.2Structure by system admin<text:tab/>19</text:p>
          <text:p text:style-name="P5">9Write<text:tab/>21</text:p>
          <text:p text:style-name="P5">10Review/update/rewrite<text:tab/>23</text:p>
          <text:p text:style-name="P5">11Move<text:tab/>25</text:p>
          <text:p text:style-name="P5">12Adopt Orphans<text:tab/>25</text:p>
          <text:p text:style-name="P5">13Misc<text:tab/>27</text:p>
        </text:index-body>
      </text:table-of-content>
      <text:p text:style-name="P1"/>
      <text:p text:style-name="P1"><text:soft-page-break/></text:p>
      <text:p text:style-name="P10"/>
      <text:h text:style-name="Heading_20_1" text:outline-level="1">Design</text:h>
      <text:h text:style-name="Heading_20_2" text:outline-level="2">Icons</text:h>
      <text:p text:style-name="Text_20_body">Create the standard icons of which the meaning is described in</text:p>
      <text:p text:style-name="Text_20_body"><text:s/><text:a xlink:type="simple" xlink:href="https://svn.hippocms.org/repos/hippo/hippodocumentation/ECM/trunk/src/site/xdoc/delve_into/docs/doc_guidelines.xml">https://svn.hippocms.org/repos/hippo/hippo-documentation/ECM/trunk/src/site/xdoc/about/docs/doc_guidelines.xml</text:a></text:p>
      <text:h text:style-name="Heading_20_2" text:outline-level="2">Maven-skin</text:h>
      <text:p text:style-name="Text_20_body">Make design for new structurizing elements:</text:p>
      <text:p text:style-name="Text_20_body">In screen.css of maven-skin, some structurizing elements of the documentation are added. They have now just some markup that makes clear what is intended, but is not designed to look good. <text:s/>The intentions are described as comments in the file.</text:p>
      <text:p text:style-name="Text_20_body">Most important points are: One identifying icon in the menu, title icons if possible, image sizes, colors, relative font-sizes, maximum pagewidth.</text:p>
      <text:p text:style-name="Text_20_body">The file is found at: https://svn.hippocms.org/repos/hippo/hippo-documentation/maven-skin/trunk/src/main/resources/css/screen.css.</text:p>
      <text:h text:style-name="Heading_20_2" text:outline-level="2">Diagram</text:h>
      <text:p text:style-name="Text_20_body">A diagram type was created for the documentation: information exchange diagrams. The looks of <text:s/>this diagramtype should be designed and an template diagram drawn in SVG. This allows Linux users to use the template to edit such diagrams with the powerfull tool Inkscape (also available for MS).</text:p>
      <text:p text:style-name="Text_20_body">The diagram type is described and illustrated in: <text:s/><text:a xlink:type="simple" xlink:href="https://svn.hippocms.org/repos/hippo/hippodocumentation/ECM/trunk/src/site/xdoc/delve_into/docs/doc_guidelines.xml">https://svn.hippocms.org/repos/hippo/hippodocumentation/ECM/trunk/src/site/xdoc/about/docs/information_exchange_diagram_definition.xml</text:a></text:p>
      <text:p text:style-name="P12"/>
      <text:h text:style-name="Heading_20_1" text:outline-level="1">About Hippo ECM</text:h>
      <text:p text:style-name="Text_20_body"><text:span text:style-name="T1">→</text:span> This folder can be found at:</text:p>
      <text:p text:style-name="Text_20_body"><text:a xlink:type="simple" xlink:href="https://svn.hippocms.org/repos/hippo/hippo-ecm/trunk/src/site/xdoc/about/"><text:span text:style-name="T1">https://svn.hippocms.org/repos/hippo/hippo-documentation/ECM/trunk/src/site/xdoc/about/</text:span></text:a></text:p>
      <text:p text:style-name="Text_20_body"><text:span text:style-name="T1">→</text:span> These documents should be rewritten to be readible by non-technical readers.</text:p>
      <text:h text:style-name="Heading_20_2" text:outline-level="2">What is Hippo ECM?</text:h>
      <text:p text:style-name="Text_20_body">What tasks are automatized by Hippo ECM?</text:p>
      <text:p text:style-name="Text_20_body"><text:span text:style-name="T1">→ The file is</text:span> <text:a xlink:type="simple" xlink:href="https://svn.hippocms.org/repos/hippo/hippo-ecm/trunk/src/site/xdoc/index.xml">https://svn.hippocms.org/repos/hippo/hippo-documentation/ECM/trunk/src/site/xdoc/index.xml</text:a><text:a xlink:type="simple" xlink:href="https://svn.hippocms.org/repos/hippo/hippo-ecm/trunk/src/site/xdoc/index.xml">, </text:a>because this is the file that is shown first. </text:p>
      <text:p text:style-name="Text_20_body"><text:span text:style-name="T1">→</text:span> add an enlightning and attractive diagram (or flash?).</text:p>
      <text:p text:style-name="Text_20_body"><text:span text:style-name="T1">→</text:span> <text:s/>review all text.</text:p>
      <text:h text:style-name="Heading_20_2" text:outline-level="2">Use cases</text:h>
      <text:p text:style-name="Text_20_body">Examples of uses of Hippo ECM.</text:p>
      <text:p text:style-name="Text_20_body"><text:span text:style-name="T1">→ The file is </text:span><text:a xlink:type="simple" xlink:href="https://svn.hippocms.org/repos/hippo/hippo-ecm/trunk/src/site/xdoc/index.xml"><text:span text:style-name="T1">https://svn.hippocms.org/repos/hippo/hippo-documentation/ECM/trunk/src/site/xdoc/</text:span></text:a><text:a xlink:type="simple" xlink:href="https://svn.hippocms.org/repos/hippo/hippo-ecm/trunk/src/site/xdoc/about/"><text:span text:style-name="T1">about/</text:span></text:a><text:a xlink:type="simple" xlink:href="https://svn.hippocms.org/repos/hippo/hippo-ecm/trunk/src/site/xdoc/index.xml"><text:span text:style-name="T1">use_cases.xml</text:span></text:a></text:p>
      <text:p text:style-name="Text_20_body"><text:span text:style-name="T1">→</text:span> This should be described at a high level of abstraction. More detailed descriptions will be described in use cases for CMS, Hippo Site Tool kit and (later) Hippo Portal. References to these more detailed descriptions are encourage.</text:p>
      <text:p text:style-name="Text_20_body"><text:span text:style-name="T1">→</text:span> add Enlightning diagrams?</text:p>
      <text:p text:style-name="Text_20_body"><text:span text:style-name="T1">→</text:span> rewrite: More abstract? more examples?</text:p>
      <text:h text:style-name="Heading_20_2" text:outline-level="2">Features</text:h>
      <text:p text:style-name="Text_20_body">What functionalities are available in Hippo ECM?</text:p>
      <text:p text:style-name="Text_20_body"><text:span text:style-name="T1">→ The file is</text:span> <text:a xlink:type="simple" xlink:href="https://svn.hippocms.org/repos/hippo/hippo-ecm/trunk/src/site/xdoc/index.xml">https://svn.hippocms.org/repos/hippo/hippo-documentation/ECM/trunk/src/site/xdoc/about/features.xml</text:a></text:p>
      <text:p text:style-name="Text_20_body"><text:span text:style-name="T1">→</text:span> This should be described at a high level of abstraction. More detailed descriptions will be described in 'Features' for CMS, Hippo Site Tool kit and (later) Hippo Portal. References to these more detailed descriptions are encouraged. </text:p>
      <text:p text:style-name="Text_20_body"><text:span text:style-name="T1">→</text:span> rewrite: With icons? Get feature list from What is Hippo ECM?</text:p>
      <text:p text:style-name="Text_20_body"><text:span text:style-name="T1">→</text:span> add: screenshots</text:p>
      <text:h text:style-name="Heading_20_2" text:outline-level="2">Architecture</text:h>
      <text:p text:style-name="Text_20_body">What are the components of Hippo CMS and how do they interconnect?</text:p>
      <text:p text:style-name="Text_20_body"><text:span text:style-name="T1">→ The file is</text:span> <text:a xlink:type="simple" xlink:href="https://svn.hippocms.org/repos/hippo/hippo-ecm/trunk/src/site/xdoc/index.xml">https://svn.hippocms.org/repos/hippo/hippo-documentation/ECM/trunk/src/site/xdoc/about/architecture.xml</text:a></text:p>
      <text:p text:style-name="Text_20_body"><text:span text:style-name="T1">→</text:span> This should be described at a high level of abstraction. More detailed descriptions will be <text:soft-page-break/>described in 'Architecture' for CMS, Hippo Site Tool kit and (later) Hippo Portal. References to these more detailed descriptions are encouraged.</text:p>
      <text:p text:style-name="Text_20_body"><text:span text:style-name="T1">→</text:span> review all text and illustrations.</text:p>
      <text:h text:style-name="Heading_20_2" text:outline-level="2">Term Index</text:h>
      <text:p text:style-name="Text_20_body"><text:span text:style-name="T1">→ The file is </text:span><text:a xlink:type="simple" xlink:href="https://svn.hippocms.org/repos/hippo/hippo-ecm/trunk/src/site/xdoc/architecture.xml"><text:span text:style-name="T1">https://svn.hippocms.org/repos/hippo/hippo-documentation/ECM/trunk/src/site/xdoc/about/term_index.xml</text:span></text:a></text:p>
      <text:p text:style-name="Text_20_body"><text:span text:style-name="T1">→</text:span> Finish the scripts that generate the index automatically.</text:p>
      <text:p text:style-name="Text_20_body"/>
      <text:h text:style-name="P11" text:outline-level="1">About Hippo CMS</text:h>
      <text:p text:style-name="P4">→ The folder is https://svn.hippocms.org/repos/hippo/hippo-ecm/trunk/src/site/xdoc/about</text:p>
      <text:p text:style-name="Text_20_body"><text:span text:style-name="T1">→</text:span> These documents should be written to be readible by non-technical readers.</text:p>
      <text:h text:style-name="Heading_20_2" text:outline-level="2">What is Hippo CMS?</text:h>
      <text:p text:style-name="P4">What part of the Hippo ECM is it, what are its tasks?</text:p>
      <text:p text:style-name="P4">→ The file is <text:a xlink:type="simple" xlink:href="https://svn.hippocms.org/repos/hippo/hippo-ecm/trunk/src/site/xdoc/index.xml">https://svn.hippocms.org/repos/hippo/hippo-ecm/trunk/src/site/xdoc/index.xml</text:a><text:a xlink:type="simple" xlink:href="https://svn.hippocms.org/repos/hippo/hippo-ecm/trunk/src/site/xdoc/index.xml">, </text:a>because this is the file that is shown first. </text:p>
      <text:p text:style-name="Text_20_body"><text:span text:style-name="T1">→</text:span> Note that the file is ../index.xml because this is the file that is shown first. <text:s/></text:p>
      <text:p text:style-name="Text_20_body"><text:span text:style-name="T1">→</text:span> add an enlightning and attractive diagram (or flash?).</text:p>
      <text:p text:style-name="Text_20_body"><text:span text:style-name="T1">→</text:span> <text:s/>review all text: move short features list to feature document?</text:p>
      <text:h text:style-name="Heading_20_2" text:outline-level="2">Use Cases</text:h>
      <text:p text:style-name="Text_20_body">Examples of uses of Hippo CMS.</text:p>
      <text:p text:style-name="P4">→ The file is <text:a xlink:type="simple" xlink:href="https://svn.hippocms.org/repos/hippo/hippo-ecm/trunk/src/site/xdoc/index.xml">https://svn.hippocms.org/repos/hippo/hippo-ecm/trunk/src/site/xdoc/about/use_cases.xml</text:a></text:p>
      <text:p text:style-name="Text_20_body"><text:span text:style-name="T1">→</text:span> <text:s/>move short features list from 'what is'?</text:p>
      <text:h text:style-name="Heading_20_2" text:outline-level="2">Features</text:h>
      <text:p text:style-name="Text_20_body">What functionalities are available in Hippo CMS?</text:p>
      <text:p text:style-name="P4">→ The file is <text:a xlink:type="simple" xlink:href="https://svn.hippocms.org/repos/hippo/hippo-ecm/trunk/src/site/xdoc/index.xml">https://svn.hippocms.org/repos/hippo/hippo-ecm/trunk/src/site/xdoc/about/features.xml</text:a></text:p>
      <text:h text:style-name="Heading_20_2" text:outline-level="2">Architecture</text:h>
      <text:p text:style-name="Text_20_body">What are the components of Hippo CMS and how do they interconnect?</text:p>
      <text:p text:style-name="P4">→ The file is <text:a xlink:type="simple" xlink:href="https://svn.hippocms.org/repos/hippo/hippo-ecm/trunk/src/site/xdoc/index.xml">https://svn.hippocms.org/repos/hippo/hippo-ecm/trunk/src/site/xdoc/about/architecture.xml</text:a></text:p>
      <text:h text:style-name="Heading_20_2" text:outline-level="2">Term Index</text:h>
      <text:p text:style-name="Text_20_body"><text:span text:style-name="T1">→ The file is </text:span><text:a xlink:type="simple" xlink:href="https://svn.hippocms.org/repos/hippo/hippo-ecm/trunk/src/site/xdoc/about/architecture.xml"><text:span text:style-name="T1">https://svn.hippocms.org/repos/hippo/hippo-ecm/trunk/src/site/xdoc/about/term_index.xml</text:span></text:a></text:p>
      <text:p text:style-name="Text_20_body"><text:span text:style-name="T1">→</text:span> Finish the scripts that generate the index automatically.</text:p>
      <text:h text:style-name="P11" text:outline-level="1">Support (CMS)</text:h>
      <text:h text:style-name="Heading_20_2" text:outline-level="2">Contributing</text:h>
      <text:p text:style-name="Text_20_body">Contributing to Hippo CMS</text:p>
      <text:p text:style-name="Text_20_body"><text:span text:style-name="T1">→ The file is </text:span><text:a xlink:type="simple" xlink:href="https://svn.hippocms.org/repos/hippo/hippo-ecm/trunk/src/site/xdoc/about/architecture.xml"><text:span text:style-name="T1">https://svn.hippocms.org/repos/hippo/hippo-ecm/trunk/src/site/xdoc/support/contributing.xml</text:span></text:a></text:p>
      <text:p text:style-name="Text_20_body"><text:span text:style-name="T1">→</text:span> add information about Hippo Forge</text:p>
      <text:p text:style-name="P12"/>
      <text:h text:style-name="Heading_20_1" text:outline-level="1">Quickstart Steps (CMS)</text:h>
      <text:h text:style-name="Heading_20_2" text:outline-level="2">Your own Quickstart</text:h>
      <text:p text:style-name="Text_20_body"><text:s/>Quickstart in your own servlet container.</text:p>
      <text:p text:style-name="P4">→ The file is <text:a xlink:type="simple" xlink:href="https://svn.hippocms.org/repos/hippo/hippo-ecm/trunk/src/site/xdoc/index.xml">https://svn.hippocms.org/repos/hippo/hippo-ecm/trunk/src/site/xdoc/delve_into/quickstart_in_existing_container.xml</text:a></text:p>
      <text:p text:style-name="Text_20_body"><text:span text:style-name="T1">→</text:span> Note that this document is not visible in the menu, but is found via the Quickstart Steps entry. </text:p>
      <text:p text:style-name="Text_20_body"><text:span text:style-name="T1">→</text:span> rewrite: This text contains much that is admin information and is mostly redundant. Merge this document into the admin guide and leave the new version very small, mainly refering to the necessary admin documents. </text:p>
      <text:p text:style-name="Text_20_body"/>
      <text:p text:style-name="Text_20_body"/>
      <text:p text:style-name="P12"/>
      <text:h text:style-name="Heading_20_1" text:outline-level="1">Delve into overview (CMS)</text:h>
      <text:p text:style-name="Text_20_body">Get to know all the details of Hippo CMS.</text:p>
      <text:p text:style-name="Text_20_body"><text:span text:style-name="T1">→</text:span> <text:s/>File is https://svn.hippocms.org/repos/hippo/hippo-ecm/trunk/src/site/xdoc/delve_into/overview.xml</text:p>
      <text:p text:style-name="Text_20_body"><text:span text:style-name="T1">→</text:span> add: Enlighting and attractive diagram.</text:p>
      <text:p text:style-name="P12"/>
      <text:h text:style-name="Heading_20_1" text:outline-level="1">User Guide (CMS)</text:h>
      <text:p text:style-name="Text_20_body"><text:span text:style-name="T1">→</text:span> <text:s/>Folder is https://svn.hippocms.org/repos/hippo/hippo-ecm/trunk/src/site/xdoc/delve_into/user</text:p>
      <text:p text:style-name="Text_20_body"><text:span text:style-name="T1">→</text:span> Maybe flash movies should be used for the items below.</text:p>
      <text:p text:style-name="Text_20_body"><text:span text:style-name="T1">→ </text:span>After discussion with Hendrik, I decided to split the users in three different roles: Autors, Editors and Structurizers (for descriptions, see below). After discussion with Bart, I added another role: CMS admins.</text:p>
      <text:p text:style-name="Text_20_body"><text:span text:style-name="T1">→</text:span> It is important to present only information for the intended audience: readers tend to be confused by information that is not intended for them: Many readers are not able to know when to skip something. Furtermore, it is important that customers are very aware that rights should be assigned properly: people with a particular role should not be allowed to change things that are not part of their role, as they quite likely will make errors. </text:p>
      <text:h text:style-name="Heading_20_2" text:outline-level="2">For Contributors</text:h>
      <text:p text:style-name="Text_20_body">How to write and review documents and supply other content in Hippo CMS?</text:p>
      <text:p text:style-name="Text_20_body"><text:span text:style-name="T1">→</text:span> Folder is https://svn.hippocms.org/repos/hippo/hippo-ecm/trunk/src/site/xdoc/delve_into/user /contributors</text:p>
      <text:h text:style-name="Heading_20_3" text:outline-level="3">Tour</text:h>
      <text:p text:style-name="Text_20_body">Example tour for authors.</text:p>
      <text:p text:style-name="Text_20_body"><text:span text:style-name="T1">→</text:span> Folder is https://svn.hippocms.org/repos/hippo/hippo-ecm/trunk/src/site/xdoc/delve_into/user /contributors/tour</text:p>
      <text:h text:style-name="Heading_20_3" text:outline-level="3">Howto</text:h>
      <text:p text:style-name="Text_20_body">Dictionary for authors describing how to perform particular tasks.</text:p>
      <text:p text:style-name="Text_20_body"><text:span text:style-name="T1">→</text:span> Folder is https://svn.hippocms.org/repos/hippo/hippo-ecm/trunk/src/site/xdoc/delve_into/user /contributors/howto</text:p>
      <text:p text:style-name="Text_20_body"><text:span text:style-name="T1">→</text:span> A separate document for each task.</text:p>
      <text:p text:style-name="Text_20_body">Suggested tasks: Create a document, Upload content, Add an image to your document, Add a PDF to you document, Mark a document as ready for publication.</text:p>
      <text:h text:style-name="Heading_20_3" text:outline-level="3">Dictionary</text:h>
      <text:p text:style-name="Text_20_body">Dictionary of concepts for authors of Hippo CMS.</text:p>
      <text:p text:style-name="Text_20_body"><text:span text:style-name="T1">→</text:span> Folder is https://svn.hippocms.org/repos/hippo/hippo-ecm/trunk/src/site/xdoc/delve_into/user /contributors/dictionary</text:p>
      <text:p text:style-name="Text_20_body"><text:span text:style-name="T1">→</text:span> A separate document for each concept.</text:p>
      <text:h text:style-name="Heading_20_2" text:outline-level="2">For Editors</text:h>
      <text:p text:style-name="Text_20_body">How to accept content , or change or add it.</text:p>
      <text:p text:style-name="Text_20_body"><text:soft-page-break/><text:span text:style-name="T1">→</text:span> Folder is https://svn.hippocms.org/repos/hippo/hippo-ecm/trunk/src/site/xdoc/delve_into/user /editors</text:p>
      <text:h text:style-name="Heading_20_3" text:outline-level="3">Tour</text:h>
      <text:p text:style-name="Text_20_body">Example tour for editors.</text:p>
      <text:p text:style-name="Text_20_body"><text:span text:style-name="T1">→</text:span> Folder is https://svn.hippocms.org/repos/hippo/hippo-ecm/trunk/src/site/xdoc/delve_into/user /editors/tour</text:p>
      <text:h text:style-name="Heading_20_3" text:outline-level="3">Howto</text:h>
      <text:p text:style-name="Text_20_body">Dictionary for editors describing how to perform particular tasks.</text:p>
      <text:p text:style-name="Text_20_body"><text:span text:style-name="T1">→</text:span> Folder is https://svn.hippocms.org/repos/hippo/hippo-ecm/trunk/src/site/xdoc/delve_into/user /editors/howto</text:p>
      <text:p text:style-name="Text_20_body"><text:span text:style-name="T1">→</text:span> A separate document for each task.</text:p>
      <text:p text:style-name="Text_20_body">Suggested tasks: Publish a document, assign a document for rewrite.</text:p>
      <text:h text:style-name="Heading_20_3" text:outline-level="3">Dictionary</text:h>
      <text:p text:style-name="Text_20_body">Dictionary of concepts for editors of Hippo CMS.</text:p>
      <text:p text:style-name="Text_20_body"><text:span text:style-name="T1">→</text:span> Folder is https://svn.hippocms.org/repos/hippo/hippo-ecm/trunk/src/site/xdoc/delve_into/user /editors/dictionary</text:p>
      <text:p text:style-name="Text_20_body"><text:span text:style-name="T1">→</text:span> A separate document for each concept.</text:p>
      <text:p text:style-name="Text_20_body"/>
      <text:h text:style-name="P2" text:outline-level="2">For CMS administrators</text:h>
      <text:p text:style-name="Text_20_body">How to add users and user groups and assign rights to them.</text:p>
      <text:p text:style-name="Text_20_body"><text:span text:style-name="T1">→</text:span> Folder is https://svn.hippocms.org/repos/hippo/hippo-ecm/trunk/src/site/xdoc/delve_into/user /cms_admins</text:p>
      <text:h text:style-name="Heading_20_3" text:outline-level="3">Tour</text:h>
      <text:p text:style-name="Text_20_body">Example tour for cms administrators.</text:p>
      <text:p text:style-name="Text_20_body"><text:span text:style-name="T1">→</text:span> Folder is https://svn.hippocms.org/repos/hippo/hippo-ecm/trunk/src/site/xdoc/delve_into/user /cms_admins/tour</text:p>
      <text:h text:style-name="Heading_20_3" text:outline-level="3">Howto</text:h>
      <text:p text:style-name="Text_20_body">Dictionary for cms administrators describing how to perform particular tasks.</text:p>
      <text:p text:style-name="Text_20_body"><text:span text:style-name="T1">→</text:span> Folder is https://svn.hippocms.org/repos/hippo/hippo-ecm/trunk/src/site/xdoc/delve_into/user /cms_admins/howto</text:p>
      <text:p text:style-name="Text_20_body"><text:span text:style-name="T1">→</text:span> A separate document for each task.</text:p>
      <text:p text:style-name="Text_20_body">Suggested tasks: add a user, add a group, include a user in a group, assign rights to a user, assign rights to a group</text:p>
      <text:h text:style-name="Heading_20_3" text:outline-level="3"><text:soft-page-break/>Dictionary</text:h>
      <text:p text:style-name="Text_20_body">Dictionary of concepts for cms administrators of Hippo CMS.</text:p>
      <text:p text:style-name="Text_20_body"><text:span text:style-name="T1">→</text:span> Folder is https://svn.hippocms.org/repos/hippo/hippo-ecm/trunk/src/site/xdoc/delve_into/user /cms_admins/dictionary</text:p>
      <text:p text:style-name="Text_20_body"><text:span text:style-name="T1">→</text:span> A separate document for each concept.</text:p>
      <text:h text:style-name="Heading_20_2" text:outline-level="2">For Information Architects</text:h>
      <text:p text:style-name="Text_20_body">How to create documenttypes, which define the structure of documents and their relations.</text:p>
      <text:p text:style-name="Text_20_body"><text:span text:style-name="T1">→</text:span> Folder is https://svn.hippocms.org/repos/hippo/hippo-ecm/trunk/src/site/xdoc/delve_into/user /information_architects</text:p>
      <text:h text:style-name="Heading_20_3" text:outline-level="3">Tour</text:h>
      <text:p text:style-name="Text_20_body">Example tour for structurizers.</text:p>
      <text:p text:style-name="Text_20_body"><text:span text:style-name="T1">→</text:span> Folder is https://svn.hippocms.org/repos/hippo/hippo-ecm/trunk/src/site/xdoc/delve_into/user /information_architects/tour</text:p>
      <text:h text:style-name="Heading_20_3" text:outline-level="3">Howto</text:h>
      <text:p text:style-name="Text_20_body">Dictionary for structurizers describing how to perform particular tasks.</text:p>
      <text:p text:style-name="Text_20_body"><text:span text:style-name="T1">→</text:span> Folder is https://svn.hippocms.org/repos/hippo/hippo-ecm/trunk/src/site/xdoc/delve_into/user /information_architects/howto</text:p>
      <text:p text:style-name="Text_20_body"><text:span text:style-name="T1">→</text:span> A separate document for each task.</text:p>
      <text:p text:style-name="Text_20_body">Suggested tasks: Creating a documenttype, Changing a documenttype, Adding a datefield to a documenttype, Setting up a folder structure, Howto define a custom view, Howto define metadata, TODO: generieke vragen naast specifieke vragen. </text:p>
      <text:p text:style-name="Text_20_body">TODO: kleine tasks uitleggen</text:p>
      <text:p text:style-name="Text_20_body">TODO: Niels zijn documenten uit extensions</text:p>
      <text:h text:style-name="Heading_20_3" text:outline-level="3">Dictionary</text:h>
      <text:p text:style-name="Text_20_body">Dictionary of concepts for structurizers of Hippo CMS.</text:p>
      <text:p text:style-name="Text_20_body"><text:span text:style-name="T1">→</text:span> Folder is https://svn.hippocms.org/repos/hippo/hippo-ecm/trunk/src/site/xdoc/delve_into/user /information_architects/dictionary</text:p>
      <text:p text:style-name="Text_20_body"><text:span text:style-name="T1">→</text:span> A separate document for each concept.</text:p>
      <text:p text:style-name="Text_20_body"/>
      <text:p text:style-name="P12"/>
      <text:h text:style-name="P9" text:outline-level="1">Admin guide (CMS)</text:h>
      <text:p text:style-name="P3"><text:span text:style-name="T1">→</text:span> Folder is <text:a xlink:type="simple" xlink:href="https://svn.hippocms.org/repos/hippo/hippo-ecm/trunk/src/site/xdoc/delve_into/admin">https://svn.hippocms.org/repos/hippo/hippo-ecm/trunk/src/site/xdoc/delve_into/admin</text:a></text:p>
      <text:h text:style-name="P2" text:outline-level="2">Requirements</text:h>
      <text:p text:style-name="P3">What do you need to run Hippo CMS?</text:p>
      <text:p text:style-name="P3"><text:span text:style-name="T1">→</text:span> File is <text:a xlink:type="simple" xlink:href="https://svn.hippocms.org/repos/hippo/hippo-ecm/trunk/src/site/xdoc/delve_into/admin/requirements.xml">https://svn.hippocms.org/repos/hippo/hippo-ecm/trunk/src/site/xdoc/delve_into/admin/requirements.xml</text:a></text:p>
      <text:p text:style-name="P3"><text:span text:style-name="T1">→</text:span> add A table to show an overview of the requirements and support stacks. For support stacks see <text:s/><text:a xlink:type="simple" xlink:href="http://www.alfresco.com/services/support/stacks/2.2/">http://www.alfresco.com/services/support/stacks/2.2/</text:a></text:p>
      <text:p text:style-name="P3"><text:span text:style-name="T1">→</text:span> review: check agains http://www.hippocms.org/display/CMS/01.2+Hardware+Requirements</text:p>
      <text:h text:style-name="P2" text:outline-level="2">Structure by system admin</text:h>
      <text:p text:style-name="P3">Structure should be made by system admins, as they know best what they want to know.</text:p>
      <text:p text:style-name="P3"><text:span text:style-name="T1">→</text:span> File is https://svn.hippocms.org/repos/hippo/hippo-ecm/trunk/src/site/xdoc/delve_into/admin/..</text:p>
      <text:h text:style-name="P11" text:outline-level="1">Website development</text:h>
      <text:p text:style-name="Text_20_body"><text:span text:style-name="T1">→</text:span> Target audience: implementation partners, website developers</text:p>
      <text:h text:style-name="Heading_20_2" text:outline-level="2">Add-ons <text:span text:style-name="T1">→</text:span> Introduction to add-on development (new)</text:h>
      <text:p text:style-name="Text_20_body"><text:a xlink:type="simple" xlink:href="https://svn.hippocms.org/repos/hippo/hippo-ecm/trunk/src/site/xdoc/delve_into/implementation/add-ons/introduction.xml">https://svn.hippocms.org/repos/hippo/hippo-ecm/trunk/src/site/xdoc/delve_into/implementation/add-ons/introduction.xml</text:a></text:p>
      <text:p text:style-name="Text_20_body">“The possibilities of Hippo CMS add-on development”</text:p>
      <text:p text:style-name="Text_20_body"><text:span text:style-name="T1">→</text:span> Overview of what you can do, what you can extend</text:p>
      <text:p text:style-name="Text_20_body"><text:span text:style-name="T1">→</text:span> Provide examples, use cases</text:p>
      <text:h text:style-name="Heading_20_2" text:outline-level="2">Add-ons <text:span text:style-name="T1">→</text:span> Howto <text:span text:style-name="T1">→</text:span> Package Hippo CMS with your own add-on (review/update)</text:h>
      <text:p text:style-name="Text_20_body"><text:a xlink:type="simple" xlink:href="https://svn.hippocms.org/repos/hippo/hippo-ecm/trunk/src/site/xdoc/delve_into/implementation/add-ons/packaging.xml">https://svn.hippocms.org/repos/hippo/hippo-ecm/trunk/src/site/xdoc/delve_into/implementation/add-ons/howto/packaging.xml</text:a></text:p>
      <text:p text:style-name="Text_20_body">“Package Hippo CMS with your own add-on”</text:p>
      <text:p text:style-name="Standard"><text:span text:style-name="T1">→</text:span> Incomplete, does not work</text:p>
      <text:p text:style-name="Standard"><text:span text:style-name="T1">→</text:span> Test and update, add missing information</text:p>
      <text:h text:style-name="Heading_20_2" text:outline-level="2">Add-ons <text:span text:style-name="T1">→</text:span> Howto <text:span text:style-name="T1">→</text:span> Create a editing template plugin (new)</text:h>
      <text:p text:style-name="Text_20_body"><text:a xlink:type="simple" xlink:href="https://svn.hippocms.org/repos/hippo/hippo-ecm/trunk/src/site/xdoc/delve_into/implementation/add-ons/howto/editing_template_plugin.xml">https://svn.hippocms.org/repos/hippo/hippo-ecm/trunk/src/site/xdoc/delve_into/implementation/add-ons/howto/editing_template_plugin.xml</text:a></text:p>
      <text:p text:style-name="Text_20_body">“Create new field types to use in your document types”</text:p>
      <text:p text:style-name="Text_20_body"><text:span text:style-name="T1">→</text:span> Describe how custom elements/fields can be developed for the editor</text:p>
      <text:p text:style-name="Text_20_body"><text:span text:style-name="T1">→</text:span> How to create a plugin containing your custom editing fields</text:p>
      <text:p text:style-name="Text_20_body"><text:span text:style-name="T1">→ </text:span>Style: howto/tutorial</text:p>
      <text:h text:style-name="Heading_20_2" text:outline-level="2">Add-ons <text:span text:style-name="T1">→</text:span> Howto <text:span text:style-name="T1">→</text:span> Customize the Hippo CMS skin (review)</text:h>
      <text:p text:style-name="Text_20_body"><text:a xlink:type="simple" xlink:href="https://svn.hippocms.org/repos/hippo/hippo-ecm/trunk/src/site/xdoc/delve_into/implementation/add-ons/howto/customize_skin.xml">https://svn.hippocms.org/repos/hippo/hippo-ecm/trunk/src/site/xdoc/delve_into/implementation/add-ons/howto/customize_skin.xml</text:a></text:p>
      <text:p text:style-name="Text_20_body">“Customize the appearance of Hippo CMS”</text:p>
      <text:p text:style-name="Text_20_body"><text:span text:style-name="T1">→</text:span> Review text</text:p>
      <text:p text:style-name="Text_20_body"><text:span text:style-name="T1">→</text:span> Test: follow instructions, see if all the steps are there to customize the skin</text:p>
      <text:h text:style-name="Heading_20_2" text:outline-level="2">Add-ons <text:span text:style-name="T1">→</text:span> Howto <text:span text:style-name="T1">→</text:span> Create a custom workflow (review)</text:h>
      <text:p text:style-name="Text_20_body"><text:a xlink:type="simple" xlink:href="https://svn.hippocms.org/repos/hippo/hippo-ecm/trunk/src/site/xdoc/delve_into/implementation/add-ons/howto/workflow.xml">https://svn.hippocms.org/repos/hippo/hippo-ecm/trunk/src/site/xdoc/delve_into/implementation/add-ons/howto/workflow.xml</text:a></text:p>
      <text:p text:style-name="Text_20_body">“Customize the document workflow to reflect the processes in your organization”</text:p>
      <text:p text:style-name="Text_20_body"><text:span text:style-name="T1">→</text:span> Review text</text:p>
      <text:p text:style-name="Text_20_body"><text:soft-page-break/><text:span text:style-name="T1">→</text:span> Test: follow instructions, see if all the steps are there to make a custom workflow</text:p>
      <text:p text:style-name="Text_20_body"><text:span text:style-name="T1">→</text:span> It's OK to reference/link to pages under Hack the core <text:span text:style-name="T1">→</text:span> Concepts/Architecture</text:p>
      <text:h text:style-name="Heading_20_2" text:outline-level="2">Add-ons <text:span text:style-name="T1">→</text:span> Howto <text:span text:style-name="T1">→</text:span> Create a GUI plugin (review)</text:h>
      <text:p text:style-name="Text_20_body"><text:a xlink:type="simple" xlink:href="https://svn.hippocms.org/repos/hippo/hippo-ecm/trunk/src/site/xdoc/delve_into/implementation/add-ons/howto/gui_plugin.xml">https://svn.hippocms.org/repos/hippo/hippo-ecm/trunk/src/site/xdoc/delve_into/implementation/add-ons/howto/gui_plugin.xml</text:a></text:p>
      <text:p text:style-name="Text_20_body">“Add new functionality to the Hippo CMS user interface”</text:p>
      <text:p text:style-name="Text_20_body"><text:span text:style-name="T1">→</text:span> This is the old Hello World tutorial</text:p>
      <text:p text:style-name="Text_20_body"><text:span text:style-name="T1">→</text:span> Review/test Hello World example, does it still work</text:p>
      <text:h text:style-name="Heading_20_2" text:outline-level="2">Add-ons <text:span text:style-name="T1">→</text:span> Reference (review)</text:h>
      <text:p text:style-name="Text_20_body"><text:a xlink:type="simple" xlink:href="https://svn.hippocms.org/repos/hippo/hippo-ecm/trunk/src/site/xdoc/delve_into/implementation/add-ons/reference/index.xml">https://svn.hippocms.org/repos/hippo/hippo-ecm/trunk/src/site/xdoc/delve_into/implementation/add-ons/reference/index.xml</text:a></text:p>
      <text:p text:style-name="Text_20_body">“Technical documentation on add-on development.”</text:p>
      <text:p text:style-name="Text_20_body"><text:span text:style-name="T1">→</text:span> Review/update/rewrite introductionary text</text:p>
      <text:h text:style-name="Heading_20_2" text:outline-level="2">Add-ons <text:span text:style-name="T1">→</text:span> Reference <text:span text:style-name="T1">→</text:span> Repository Plugins (review)</text:h>
      <text:p text:style-name="Text_20_body"><text:a xlink:type="simple" xlink:href="https://svn.hippocms.org/repos/hippo/hippo-ecm/trunk/src/site/xdoc/delve_into/implementation/add-ons/reference/repository/repository_plugins.xml">https://svn.hippocms.org/repos/hippo/hippo-ecm/trunk/src/site/xdoc/delve_into/implementation/add-ons/reference/repository/repository_plugins.xml</text:a></text:p>
      <text:p text:style-name="Text_20_body"><text:span text:style-name="T1">→</text:span> Review/update/rewrite</text:p>
      <text:h text:style-name="Heading_20_2" text:outline-level="2">Add-ons <text:span text:style-name="T1">→</text:span> Reference <text:span text:style-name="T1">→</text:span> Frontend Plugins (new)</text:h>
      <text:p text:style-name="Text_20_body"><text:a xlink:type="simple" xlink:href="https://svn.hippocms.org/repos/hippo/hippo-ecm/trunk/src/site/xdoc/delve_into/implementation/add-ons/reference/frontend/index.xml">https://svn.hippocms.org/repos/hippo/hippo-ecm/trunk/src/site/xdoc/delve_into/implementation/add-ons/reference/frontend/index.xml</text:a></text:p>
      <text:p text:style-name="Text_20_body"><text:span text:style-name="T1">→</text:span> Write short introductionary text</text:p>
      <text:h text:style-name="Heading_20_2" text:outline-level="2">Add-ons <text:span text:style-name="T1">→</text:span> Reference <text:span text:style-name="T1">→</text:span> Frontend Plugins <text:span text:style-name="T1">→</text:span> Architecture (review)</text:h>
      <text:p text:style-name="Text_20_body"><text:a xlink:type="simple" xlink:href="https://svn.hippocms.org/repos/hippo/hippo-ecm/trunk/src/site/xdoc/delve_into/implementation/add-ons/reference/frontend/frontend-plugin-architecture.xml">https://svn.hippocms.org/repos/hippo/hippo-ecm/trunk/src/site/xdoc/delve_into/implementation/add-ons/reference/frontend/frontend-plugin-architecture.xml</text:a></text:p>
      <text:p text:style-name="Text_20_body"><text:span text:style-name="T1">→</text:span> Review/rewrite/update</text:p>
      <text:p text:style-name="Text_20_body"><text:span text:style-name="T1">→</text:span> It says “Subject to change”, so update it</text:p>
      <text:h text:style-name="Heading_20_2" text:outline-level="2">Add-ons <text:span text:style-name="T1">→</text:span> Reference <text:span text:style-name="T1">→</text:span> Frontend Plugins <text:span text:style-name="T1">→</text:span> Plugin Communication (review)</text:h>
      <text:p text:style-name="Text_20_body"><text:a xlink:type="simple" xlink:href="https://svn.hippocms.org/repos/hippo/hippo-ecm/trunk/src/site/xdoc/delve_into/implementation/add-ons/reference/frontend/frontend-plugin-communication.xml">https://svn.hippocms.org/repos/hippo/hippo-ecm/trunk/src/site/xdoc/delve_into/implementation/add-ons/reference/frontend/frontend-plugin-communication.xml</text:a></text:p>
      <text:p text:style-name="Text_20_body"><text:span text:style-name="T1">→</text:span> Review/rewrite/update</text:p>
      <text:p text:style-name="Text_20_body"><text:soft-page-break/><text:span text:style-name="T1">→</text:span> It says “Subject to change”, so update it</text:p>
      <text:h text:style-name="Heading_20_2" text:outline-level="2">JCR Interface <text:span text:style-name="T1">→</text:span> Examples (new)</text:h>
      <text:p text:style-name="Text_20_body"><text:a xlink:type="simple" xlink:href="https://svn.hippocms.org/repos/hippo/hippo-ecm/trunk/src/site/xdoc/delve_into/implementation/jcr/examples.xml">https://svn.hippocms.org/repos/hippo/hippo-ecm/trunk/src/site/xdoc/delve_into/implementation/jcr/examples.xml</text:a></text:p>
      <text:p text:style-name="Text_20_body">“Examples of accessing Hippo CMS functionality directly through the JCR API”</text:p>
      <text:p text:style-name="Text_20_body"><text:span text:style-name="T1">→</text:span> Create some simple examples showing how to access key functionality</text:p>
      <text:p text:style-name="Text_20_body"><text:span text:style-name="T1">→</text:span> Suggestions:</text:p>
      <text:list text:style-name="L1">
        <text:list-item>
          <text:p text:style-name="P17">Get a document </text:p>
        </text:list-item>
        <text:list-item>
          <text:p text:style-name="P17">Get a document's workflow </text:p>
        </text:list-item>
        <text:list-item>
          <text:p text:style-name="P17">Perform a workflow operation on a document</text:p>
        </text:list-item>
        <text:list-item>
          <text:p text:style-name="P17">Get the revision history of a document</text:p>
        </text:list-item>
        <text:list-item>
          <text:p text:style-name="P17">Get an older version of a document </text:p>
        </text:list-item>
        <text:list-item>
          <text:p text:style-name="P17">Get latest 10 news articles </text:p>
        </text:list-item>
        <text:list-item>
          <text:p text:style-name="P17">Publish all documents </text:p>
        </text:list-item>
        <text:list-item>
          <text:p text:style-name="P13">... </text:p>
        </text:list-item>
      </text:list>
      <text:p text:style-name="Text_20_body"><text:span text:style-name="T1">→</text:span> The dropbox example is still in SVN (commented out in the xdoc site.xml), this could be reviewed, updated, rewritten too if time permits.</text:p>
      <text:h text:style-name="Heading_20_2" text:outline-level="2">JCR Interface <text:span text:style-name="T1">→</text:span> Data Migration (new)</text:h>
      <text:p text:style-name="Text_20_body"><text:a xlink:type="simple" xlink:href="https://svn.hippocms.org/repos/hippo/hippo-ecm/trunk/src/site/xdoc/delve_into/implementation/jcr/data-migration.xml">https://svn.hippocms.org/repos/hippo/hippo-ecm/trunk/src/site/xdoc/delve_into/implementation/jcr/data-migration.xml</text:a></text:p>
      <text:p text:style-name="Text_20_body">“Working with external data: hint, tips, best practices”</text:p>
      <text:p text:style-name="Text_20_body"><text:span text:style-name="T1">→</text:span> General best practices</text:p>
      <text:p text:style-name="Text_20_body"><text:span text:style-name="T1">→</text:span> Importing existing data from an external system into the repository</text:p>
      <text:p text:style-name="Text_20_body"><text:span text:style-name="T1">→</text:span> Exporting content form the repository for use in an external system</text:p>
      <text:p text:style-name="Text_20_body"><text:span text:style-name="T1">→</text:span> Example code snippets</text:p>
      <text:h text:style-name="P8" text:outline-level="1">Hacking the core</text:h>
      <text:p text:style-name="Text_20_body"><text:span text:style-name="T1">→</text:span> Target audience: Hippo developers and other geeks</text:p>
      <text:h text:style-name="Heading_20_2" text:outline-level="2">Project structure (review/update)</text:h>
      <text:p text:style-name="Text_20_body"><text:a xlink:type="simple" xlink:href="https://svn.hippocms.org/repos/hippo/hippo-ecm/trunk/src/site/xdoc/delve_into/development/project-structure.xml">https://svn.hippocms.org/repos/hippo/hippo-ecm/trunk/src/site/xdoc/delve_into/development/project-structure.xml</text:a></text:p>
      <text:p text:style-name="Text_20_body">“Find your way in the project directory structure”</text:p>
      <text:p text:style-name="Text_20_body"><text:span text:style-name="T1">→</text:span> Incomplete, needs update</text:p>
      <text:p text:style-name="Text_20_body"><text:span text:style-name="T1">→</text:span> Verify structure tree is up to date</text:p>
      <text:p text:style-name="Text_20_body"><text:span text:style-name="T1">→</text:span> Short description of each module/component (some are missing/empty)</text:p>
      <text:h text:style-name="Heading_20_2" text:outline-level="2">Concepts (new)</text:h>
      <text:p text:style-name="Text_20_body"><text:a xlink:type="simple" xlink:href="https://svn.hippocms.org/repos/hippo/hippo-ecm/trunk/src/site/xdoc/delve_into/development/concepts/index.xml">https://svn.hippocms.org/repos/hippo/hippo-ecm/trunk/src/site/xdoc/delve_into/development/concepts/index.xml</text:a></text:p>
      <text:p text:style-name="Text_20_body">“Concepts behind the code explained”</text:p>
      <text:p text:style-name="Text_20_body"><text:span text:style-name="T1">→</text:span> Explain key concepts, patterns, etc.</text:p>
      <text:p text:style-name="Text_20_body"><text:span text:style-name="T1">→</text:span> Explain for each concept what it is, why it is good, and how it is implemented in the system</text:p>
      <text:p text:style-name="Text_20_body"><text:span text:style-name="T1">→</text:span> If necessary (lots of text), create a seperate page for each concept</text:p>
      <text:p text:style-name="Text_20_body"><text:span text:style-name="T1">→</text:span> Suggestions:</text:p>
      <text:list text:style-name="L2">
        <text:list-item>
          <text:p text:style-name="P14">CMS functionality exposed through JCR</text:p>
        </text:list-item>
        <text:list-item>
          <text:p text:style-name="P14">Customizability / everything is a plugin</text:p>
        </text:list-item>
        <text:list-item>
          <text:p text:style-name="P14">....</text:p>
        </text:list-item>
      </text:list>
      <text:p text:style-name="Text_20_body"><text:span text:style-name="T1">→</text:span> The developers probably know best what concepts to describe! ;-)</text:p>
      <text:h text:style-name="Heading_20_2" text:outline-level="2">Architecture (new)</text:h>
      <text:p text:style-name="Text_20_body"><text:a xlink:type="simple" xlink:href="https://svn.hippocms.org/repos/hippo/hippo-ecm/trunk/src/site/xdoc/delve_into/development/architecture/index.xml">https://svn.hippocms.org/repos/hippo/hippo-ecm/trunk/src/site/xdoc/delve_into/development/architecture/index.xml</text:a></text:p>
      <text:p text:style-name="Text_20_body">“In-depth explanation of architecture”</text:p>
      <text:p text:style-name="Text_20_body"><text:span text:style-name="T1">→ </text:span>Audience: experienced Java developers who want to work with the Hippo Repository and Hippo CMS source code. They want to understand every detail.</text:p>
      <text:p text:style-name="Text_20_body"><text:span text:style-name="T1">→</text:span> This goes much deeper than the “architecture” page under “about hippo cms”</text:p>
      <text:p text:style-name="Text_20_body"><text:span text:style-name="T1">→</text:span> Here it is OK to explain technical details.</text:p>
      <text:p text:style-name="Text_20_body"><text:span text:style-name="T1">→</text:span> Use diagrams to clarify.</text:p>
      <text:p text:style-name="Text_20_body"><text:span text:style-name="T1">→</text:span> Suggestions:</text:p>
      <text:list text:style-name="L3">
        <text:list-item>
          <text:p text:style-name="P15">The separation of concerns: what is implemented where?</text:p>
        </text:list-item>
        <text:list-item>
          <text:p text:style-name="P15">Where is the CMS functionality (that is exposed through JCR) implemented?</text:p>
        </text:list-item>
        <text:list-item>
          <text:p text:style-name="P15"><text:soft-page-break/>Persistance layer (JDO?)</text:p>
        </text:list-item>
        <text:list-item>
          <text:p text:style-name="P15">Wicket plugins</text:p>
        </text:list-item>
        <text:list-item>
          <text:p text:style-name="P15">How the configuration is stored in the repository</text:p>
        </text:list-item>
        <text:list-item>
          <text:p text:style-name="P15">Indexing, Lucene, Faceted engine?</text:p>
        </text:list-item>
        <text:list-item>
          <text:p text:style-name="P15">Etc.</text:p>
        </text:list-item>
      </text:list>
      <text:p text:style-name="Text_20_body"><text:span text:style-name="T1">→</text:span> Here too the developers probably know best what to describe! ;-)</text:p>
      <text:p text:style-name="Text_20_body"/>
      <text:p text:style-name="Text_20_body"/>
      <text:p text:style-name="Text_20_body"/>
      <text:p text:style-name="Text_20_body"/>
      <text:p text:style-name="Text_20_body"/>
      <text:p text:style-name="Text_20_body">TODO: bij hst moeten modules beschreven worden: hoe configuren en hoe maken. </text:p>
      <text:p text:style-name="Text_20_body"/>
      <text:p text:style-name="Text_20_body"/>
      <text:h text:style-name="P8" text:outline-level="1">Adopt Orphans</text:h>
      <text:p text:style-name="Text_20_body">Workflow (split, move to User Guide <text:span text:style-name="T1">→</text:span> Concepts, and Extension <text:span text:style-name="T1">→</text:span> Add-ons <text:span text:style-name="T1">→</text:span> Repository <text:span text:style-name="T1">→</text:span> Workflow)</text:p>
      <text:p text:style-name="Text_20_body">Derived Data (move to Hack the core <text:span text:style-name="T1">→</text:span> Concepts?)</text:p>
      <text:p text:style-name="Text_20_body">Roadmap (move to About Hippo CMS <text:span text:style-name="T1">→</text:span> Features?)</text:p>
      <text:p text:style-name="Text_20_body">Versioning (split/rewrite/???)</text:p>
      <text:p text:style-name="Text_20_body"/>
      <text:h text:style-name="P11" text:outline-level="1">Misc</text:h>
      <text:p text:style-name="Text_20_body">Check for broken links/images <text:s/>→ See the documentation guide for robots to do this.</text:p>
      <text:p text:style-name="Text_20_body">Check all text for consistent style, language errors, typo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Right_20_Page" style:display-name="Right Pag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Niels Kampenhout</meta:initial-creator>
    <meta:creation-date>2008-10-13T11:20:16</meta:creation-date>
    <dc:creator>Rita Bijlsma</dc:creator>
    <dc:date>2008-10-20T11:27:56</dc:date>
    <meta:editing-cycles>179</meta:editing-cycles>
    <meta:editing-duration>PT20H52M18S</meta:editing-duration>
    <meta:user-defined meta:name="Info 1"/>
    <meta:user-defined meta:name="Info 2"/>
    <meta:user-defined meta:name="Info 3"/>
    <meta:user-defined meta:name="Info 4"/>
    <meta:document-statistic meta:table-count="0" meta:image-count="0" meta:object-count="0" meta:page-count="37" meta:paragraph-count="316" meta:word-count="2792" meta:character-count="18180"/>
  </office:meta>
</office:document-meta>
</file>